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2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3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textarea-vertical-align="middle" draw:auto-grow-height="true" draw:auto-grow-width="true" fo:min-height="1cm" fo:min-width="1.514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67cm" fo:min-width="0.126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1cm" fo:min-width="1.042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1cm" fo:min-width="2.442cm" loext:decorative="false"/>
      <style:paragraph-properties style:writing-mode="lr-tb"/>
    </style:style>
    <style:style style:name="gr9" style:family="graphic" style:parent-style-name="objectwithoutfill">
      <style:graphic-properties draw:marker-end="" draw:marker-end-width="0.3cm" draw:stroke-linejoin="none" draw:fill="none" draw:fill-color="#000000" draw:textarea-vertical-align="middle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00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264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style:font-name="Liberation Mono" fo:font-size="10pt" style:font-size-asian="10pt" style:font-size-complex="10pt"/>
    </style:style>
    <style:style style:name="P5" style:family="paragraph">
      <loext:graphic-properties draw:opacity="0%"/>
      <style:paragraph-properties fo:text-align="center"/>
      <style:text-properties style:font-name="Liberation Mono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cm" svg:y1="3.135cm" svg:x2="18.096cm" svg:y2="3.135cm">
          <text:p/>
        </draw:line>
        <draw:line draw:style-name="gr2" draw:text-style-name="P2" draw:layer="layout" svg:x1="13.75cm" svg:y1="3.75cm" svg:x2="13.75cm" svg:y2="6.75cm">
          <text:p/>
        </draw:line>
        <draw:line draw:style-name="gr3" draw:text-style-name="P3" draw:layer="layout" svg:x1="18.577cm" svg:y1="4.601cm" svg:x2="18.577cm" svg:y2="3.578cm">
          <text:p/>
        </draw:line>
        <draw:custom-shape draw:style-name="gr4" draw:text-style-name="P5" draw:layer="layout" svg:width="1cm" svg:height="1cm" svg:x="18.096cm" svg:y="2.578cm">
          <text:p text:style-name="P4"><text:span text:style-name="T1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014cm" svg:height="1.25cm" svg:x="9.736cm" svg:y="2.5cm">
          <draw:text-box>
            <text:p text:style-name="P6"><text:span text:style-name="T1">product</text:span></text:p>
          </draw:text-box>
        </draw:frame>
        <draw:frame draw:style-name="gr5" draw:text-style-name="P7" draw:layer="layout" svg:width="2.014cm" svg:height="1.25cm" svg:x="13.486cm" svg:y="2.5cm">
          <draw:text-box>
            <text:p text:style-name="P6"><text:span text:style-name="T1">counter</text:span></text:p>
          </draw:text-box>
        </draw:frame>
        <draw:custom-shape draw:style-name="gr6" draw:text-style-name="P8" draw:layer="layout" svg:width="1.25cm" svg:height="1.25cm" svg:x="17.968cm" svg:y="4.601cm">
          <text:p text:style-name="P6"><text:span text:style-name="T1">n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2.75cm" svg:height="1cm" svg:x="9.9cm" svg:y="4.75cm">
          <text:p text:style-name="P6"><text:span text:style-name="T1">*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8" draw:layer="layout" svg:width="5.25cm" svg:height="1cm" svg:x="9.25cm" svg:y="6.75cm">
          <text:p text:style-name="P6"><text:span text:style-name="T1">(lambda (x) (+ x 1))</text:span>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5.25cm" svg:y1="8.5cm" svg:x2="15.25cm" svg:y2="3.75cm">
          <text:p/>
        </draw:line>
        <draw:line draw:style-name="gr9" draw:text-style-name="P2" draw:layer="layout" svg:x1="15.25cm" svg:y1="8.501cm" svg:x2="12.5cm" svg:y2="8.5cm">
          <text:p/>
        </draw:line>
        <draw:line draw:style-name="gr9" draw:text-style-name="P2" draw:layer="layout" svg:x1="12.5cm" svg:y1="7.75cm" svg:x2="12.5cm" svg:y2="8.501cm">
          <text:p/>
        </draw:line>
        <draw:line draw:style-name="gr2" draw:text-style-name="P2" draw:layer="layout" svg:x1="12.25cm" svg:y1="3cm" svg:x2="12.25cm" svg:y2="4.75cm">
          <text:p/>
        </draw:line>
        <draw:line draw:style-name="gr9" draw:text-style-name="P2" draw:layer="layout" svg:x1="13.5cm" svg:y1="3cm" svg:x2="12.25cm" svg:y2="3cm">
          <text:p/>
        </draw:line>
        <draw:line draw:style-name="gr2" draw:text-style-name="P2" draw:layer="layout" svg:x1="11cm" svg:y1="3.75cm" svg:x2="11cm" svg:y2="4.75cm">
          <text:p/>
        </draw:line>
        <draw:line draw:style-name="gr2" draw:text-style-name="P2" draw:layer="layout" svg:x1="8.75cm" svg:y1="3.25cm" svg:x2="9.75cm" svg:y2="3.25cm">
          <text:p/>
        </draw:line>
        <draw:line draw:style-name="gr9" draw:text-style-name="P2" draw:layer="layout" svg:x1="8.75cm" svg:y1="3.25cm" svg:x2="8.75cm" svg:y2="6.25cm">
          <text:p/>
        </draw:line>
        <draw:line draw:style-name="gr9" draw:text-style-name="P2" draw:layer="layout" svg:x1="11.25cm" svg:y1="6.25cm" svg:x2="8.75cm" svg:y2="6.25cm">
          <text:p/>
        </draw:line>
        <draw:line draw:style-name="gr9" draw:text-style-name="P2" draw:layer="layout" svg:x1="11.25cm" svg:y1="6.25cm" svg:x2="11.25cm" svg:y2="5.75cm">
          <text:p/>
        </draw:line>
        <draw:custom-shape draw:style-name="gr10" draw:text-style-name="P9" draw:layer="layout" svg:width="0.362cm" svg:height="0.362cm" svg:x="8.899cm" svg:y="3.05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9" draw:layer="layout" svg:width="0.362cm" svg:height="0.362cm" svg:x="15.051cm" svg:y="4.2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1" draw:text-style-name="P10" draw:layer="layout" svg:width="1.556cm" svg:height="0.649cm" svg:x="7.75cm" svg:y="2.25cm">
          <draw:text-box>
            <text:p><text:span text:style-name="T1">p&lt;-pc</text:span></text:p>
          </draw:text-box>
        </draw:frame>
        <draw:frame draw:style-name="gr12" draw:text-style-name="P10" draw:layer="layout" svg:width="1.764cm" svg:height="0.649cm" svg:x="15.5cm" svg:y="4.351cm">
          <draw:text-box>
            <text:p><text:span text:style-name="T1">c&lt;-c+1</text:span></text:p>
          </draw:text-box>
        </draw:frame>
        <draw:line draw:style-name="gr2" draw:text-style-name="P2" draw:layer="layout" svg:x1="11cm" svg:y1="10.7cm" svg:x2="11cm" svg:y2="11.7cm">
          <text:p/>
        </draw:line>
        <draw:frame draw:style-name="gr12" draw:text-style-name="P10" draw:layer="layout" svg:width="1.764cm" svg:height="0.649cm" svg:x="10.2cm" svg:y="10.05cm">
          <draw:text-box>
            <text:p><text:span text:style-name="T1">start</text:span></text:p>
          </draw:text-box>
        </draw:frame>
        <draw:custom-shape draw:style-name="gr13" draw:text-style-name="P8" draw:layer="layout" svg:width="2cm" svg:height="2cm" svg:x="10cm" svg:y="11.7cm">
          <text:p text:style-name="P6"><text:span text:style-name="T1">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2cm" svg:y1="12.699cm" svg:x2="13.25cm" svg:y2="12.699cm">
          <text:p/>
        </draw:line>
        <draw:frame draw:style-name="gr12" draw:text-style-name="P10" draw:layer="layout" svg:width="1.764cm" svg:height="0.649cm" svg:x="12cm" svg:y="11.851cm">
          <draw:text-box>
            <text:p><text:span text:style-name="T1">yes</text:span></text:p>
          </draw:text-box>
        </draw:frame>
        <draw:frame draw:style-name="gr12" draw:text-style-name="P10" draw:layer="layout" svg:width="1.764cm" svg:height="0.649cm" svg:x="13.25cm" svg:y="12.351cm">
          <draw:text-box>
            <text:p><text:span text:style-name="T1">done</text:span></text:p>
          </draw:text-box>
        </draw:frame>
        <draw:line draw:style-name="gr2" draw:text-style-name="P2" draw:layer="layout" svg:x1="11cm" svg:y1="13.7cm" svg:x2="11cm" svg:y2="14.7cm">
          <text:p/>
        </draw:line>
        <draw:frame draw:style-name="gr5" draw:text-style-name="P7" draw:layer="layout" svg:width="2.014cm" svg:height="1.25cm" svg:x="9.957cm" svg:y="14.715cm">
          <draw:text-box>
            <text:p text:style-name="P6"><text:span text:style-name="T1"><text:s/></text:span><text:span text:style-name="T1">p&lt;-</text:span><text:span text:style-name="T1">pc</text:span></text:p>
          </draw:text-box>
        </draw:frame>
        <draw:line draw:style-name="gr2" draw:text-style-name="P2" draw:layer="layout" svg:x1="11.029cm" svg:y1="16cm" svg:x2="11.029cm" svg:y2="17cm">
          <text:p/>
        </draw:line>
        <draw:frame draw:style-name="gr5" draw:text-style-name="P7" draw:layer="layout" svg:width="2.014cm" svg:height="1.25cm" svg:x="9.986cm" svg:y="17.015cm">
          <draw:text-box>
            <text:p text:style-name="P11"><text:span text:style-name="T1">c&lt;-</text:span><text:span text:style-name="T1">c+1</text:span></text:p>
          </draw:text-box>
        </draw:frame>
        <draw:line draw:style-name="gr9" draw:text-style-name="P2" draw:layer="layout" svg:x1="10cm" svg:y1="17.75cm" svg:x2="8.75cm" svg:y2="17.75cm">
          <text:p/>
        </draw:line>
        <draw:line draw:style-name="gr9" draw:text-style-name="P2" draw:layer="layout" svg:x1="8.75cm" svg:y1="12.701cm" svg:x2="8.75cm" svg:y2="17.75cm">
          <text:p/>
        </draw:line>
        <draw:line draw:style-name="gr2" draw:text-style-name="P2" draw:layer="layout" svg:x1="8.75cm" svg:y1="12.701cm" svg:x2="10cm" svg:y2="12.701cm">
          <text:p/>
        </draw:line>
        <draw:frame draw:style-name="gr12" draw:text-style-name="P10" draw:layer="layout" svg:width="1.764cm" svg:height="0.649cm" svg:x="11cm" svg:y="13.601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6-02-18T21:44:22.010770528</dc:date>
    <meta:editing-duration>PT1H39M38S</meta:editing-duration>
    <meta:editing-cycles>10</meta:editing-cycles>
    <meta:document-statistic meta:object-count="37"/>
  </office:meta>
</office:document-meta>
</file>